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5.00pt" fo:font-weight="normal" fo:font-family="Arial" style:font-family-asian="Arial" style:font-family-complex="Arial" fo:background-color="transparent" fo:color="#666666"/>
    </style:style>
    <style:style style:name="T2" style:family="text">
      <style:text-properties fo:font-size="15.00pt" fo:font-weight="bold" fo:font-family="Arial" style:font-family-asian="Arial" style:font-family-complex="Arial" fo:background-color="transparent" fo:color="#b45f06"/>
    </style:style>
    <style:style style:name="T3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4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style:use-window-font-color="true"/>
    </style:style>
    <style:style style:name="T25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1.00pt" fo:font-weight="normal" fo:font-family="Arial" style:font-family-asian="Arial" style:font-family-complex="Arial" fo:background-color="transparent" fo:color="#b45f06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justify" fo:margin-bottom="16.00pt"/>
    </style:style>
    <style:style style:name="P2" style:family="paragraph">
      <style:paragraph-properties fo:line-height="115.00%" fo:text-align="justify"/>
    </style:style>
    <style:style style:name="P3" style:family="paragraph">
      <style:paragraph-properties fo:line-height="115.00%" fo:text-align="right"/>
    </style:style>
    <style:style style:name="P4" style:family="paragraph">
      <style:paragraph-properties fo:line-height="100.00%" fo:text-align="left" fo:margin-left="5.40pt" fo:text-indent="-5.40pt">
        <style:tab-stops>
          <style:tab-stop style:position="155.85pt"/>
          <style:tab-stop style:position="65787.60pt" style:leader-style="dotted"/>
        </style:tab-stops>
      </style:paragraph-properties>
    </style:style>
    <style:style style:name="P5" style:family="paragraph">
      <style:paragraph-properties fo:line-height="100.00%" fo:text-align="right"/>
    </style:style>
    <style:style style:name="P6" style:family="paragraph">
      <style:paragraph-properties fo:line-height="100.00%" fo:text-align="left"/>
    </style:style>
    <style:style style:name="P7" style:family="paragraph">
      <style:paragraph-properties fo:line-height="100.00%" fo:text-align="left" fo:margin-left="5.40pt" fo:text-indent="-5.40pt">
        <style:tab-stops>
          <style:tab-stop style:position="155.85pt"/>
          <style:tab-stop style:position="65787.60pt" style:leader-style="dotted"/>
        </style:tab-stops>
      </style:paragraph-properties>
    </style:style>
    <style:style style:name="P8" style:family="paragraph">
      <style:paragraph-properties fo:line-height="100.00%" fo:text-align="left" fo:margin-left="5.40pt" fo:text-indent="-5.40pt">
        <style:tab-stops>
          <style:tab-stop style:position="155.85pt"/>
          <style:tab-stop style:position="65787.60pt" style:leader-style="dotted"/>
        </style:tab-stops>
      </style:paragraph-properties>
    </style:style>
    <style:style style:name="P9" style:family="paragraph">
      <style:paragraph-properties fo:line-height="100.00%" fo:text-align="right"/>
    </style:style>
    <style:style style:name="P10" style:family="paragraph">
      <style:paragraph-properties fo:line-height="100.00%" fo:text-align="left"/>
    </style:style>
    <style:style style:name="P11" style:family="paragraph">
      <style:paragraph-properties fo:line-height="100.00%" fo:text-align="left" fo:margin-left="5.40pt" fo:text-indent="-5.40pt">
        <style:tab-stops>
          <style:tab-stop style:position="155.85pt"/>
          <style:tab-stop style:position="65787.60pt" style:leader-style="dotted"/>
        </style:tab-stops>
      </style:paragraph-properties>
    </style:style>
    <style:style style:name="P12" style:family="paragraph">
      <style:paragraph-properties fo:line-height="115.00%" fo:text-align="left"/>
    </style:style>
    <style:style style:name="P13" style:family="paragraph">
      <style:paragraph-properties fo:line-height="115.00%" fo:text-align="justify"/>
    </style:style>
    <style:style style:name="P14" style:family="paragraph">
      <style:paragraph-properties fo:line-height="115.00%" fo:text-align="left"/>
    </style:style>
    <style:style style:name="P15" style:family="paragraph">
      <style:paragraph-properties fo:line-height="100.00%" fo:text-align="left" fo:margin-left="5.40pt" fo:text-indent="-5.40pt">
        <style:tab-stops>
          <style:tab-stop style:position="84.60pt"/>
          <style:tab-stop style:position="65787.60pt" style:leader-style="dotted"/>
        </style:tab-stops>
      </style:paragraph-properties>
    </style:style>
    <style:style style:name="P16" style:family="paragraph">
      <style:paragraph-properties fo:line-height="100.00%" fo:text-align="left"/>
    </style:style>
    <style:style style:name="P17" style:family="paragraph">
      <style:paragraph-properties fo:line-height="100.00%" fo:text-align="left" fo:margin-left="5.40pt" fo:text-indent="-5.40pt">
        <style:tab-stops>
          <style:tab-stop style:position="84.60pt"/>
          <style:tab-stop style:position="65787.60pt" style:leader-style="dotted"/>
        </style:tab-stops>
      </style:paragraph-properties>
    </style:style>
    <style:style style:name="P18" style:family="paragraph">
      <style:paragraph-properties fo:line-height="100.00%" fo:text-align="left" fo:margin-left="5.40pt" fo:text-indent="-5.40pt">
        <style:tab-stops>
          <style:tab-stop style:position="84.60pt"/>
          <style:tab-stop style:position="65787.60pt" style:leader-style="dotted"/>
        </style:tab-stops>
      </style:paragraph-properties>
    </style:style>
    <style:style style:name="P19" style:family="paragraph">
      <style:paragraph-properties fo:line-height="100.00%" fo:text-align="right"/>
    </style:style>
    <style:style style:name="P20" style:family="paragraph">
      <style:paragraph-properties fo:line-height="100.00%" fo:text-align="left"/>
    </style:style>
    <style:style style:name="P21" style:family="paragraph">
      <style:paragraph-properties fo:line-height="100.00%" fo:text-align="left" fo:margin-left="5.40pt" fo:text-indent="-5.40pt">
        <style:tab-stops>
          <style:tab-stop style:position="84.60pt"/>
          <style:tab-stop style:position="65787.60pt" style:leader-style="dotted"/>
        </style:tab-stops>
      </style:paragraph-properties>
    </style:style>
    <style:style style:name="P22" style:family="paragraph">
      <style:paragraph-properties fo:line-height="100.00%" fo:text-align="right"/>
    </style:style>
    <style:style style:name="P23" style:family="paragraph">
      <style:paragraph-properties fo:line-height="100.00%" fo:text-align="left"/>
    </style:style>
    <style:style style:name="P24" style:family="paragraph">
      <style:paragraph-properties fo:line-height="100.00%" fo:text-align="left" fo:margin-left="5.40pt" fo:text-indent="-5.40pt">
        <style:tab-stops>
          <style:tab-stop style:position="84.60pt"/>
          <style:tab-stop style:position="65787.60pt" style:leader-style="dotted"/>
        </style:tab-stops>
      </style:paragraph-properties>
    </style:style>
    <style:style style:name="P25" style:family="paragraph">
      <style:paragraph-properties fo:line-height="100.00%" fo:text-align="right"/>
    </style:style>
    <style:style style:name="P26" style:family="paragraph">
      <style:paragraph-properties fo:line-height="100.00%" fo:text-align="left"/>
    </style:style>
    <style:style style:name="P27" style:family="paragraph">
      <style:paragraph-properties fo:line-height="100.00%" fo:text-align="left" fo:margin-left="5.40pt" fo:text-indent="-5.40pt">
        <style:tab-stops>
          <style:tab-stop style:position="84.60pt"/>
          <style:tab-stop style:position="65787.60pt" style:leader-style="dotted"/>
        </style:tab-stops>
      </style:paragraph-properties>
    </style:style>
    <style:style style:name="P28" style:family="paragraph">
      <style:paragraph-properties fo:line-height="100.00%" fo:text-align="right"/>
    </style:style>
    <style:style style:name="P29" style:family="paragraph">
      <style:paragraph-properties fo:line-height="100.00%" fo:text-align="left"/>
    </style:style>
    <style:style style:name="P30" style:family="paragraph">
      <style:paragraph-properties fo:line-height="100.00%" fo:text-align="left" fo:margin-left="5.40pt" fo:text-indent="-5.40pt">
        <style:tab-stops>
          <style:tab-stop style:position="84.60pt"/>
          <style:tab-stop style:position="65787.60pt" style:leader-style="dotted"/>
        </style:tab-stops>
      </style:paragraph-properties>
    </style:style>
    <style:style style:name="P31" style:family="paragraph">
      <style:paragraph-properties fo:line-height="100.00%" fo:text-align="right"/>
    </style:style>
    <style:style style:name="P32" style:family="paragraph">
      <style:paragraph-properties fo:line-height="100.00%" fo:text-align="left"/>
    </style:style>
    <style:style style:name="P33" style:family="paragraph">
      <style:paragraph-properties fo:line-height="100.00%" fo:text-align="left" fo:margin-left="5.40pt" fo:text-indent="-5.40pt">
        <style:tab-stops>
          <style:tab-stop style:position="84.60pt"/>
          <style:tab-stop style:position="65787.60pt" style:leader-style="dotted"/>
        </style:tab-stops>
      </style:paragraph-properties>
    </style:style>
    <style:style style:name="P34" style:family="paragraph">
      <style:paragraph-properties fo:line-height="115.00%" fo:text-align="left"/>
    </style:style>
    <style:style style:name="P35" style:family="paragraph">
      <style:paragraph-properties fo:line-height="115.00%" fo:text-align="right"/>
    </style:style>
    <style:style style:name="P36" style:family="paragraph">
      <style:paragraph-properties fo:line-height="100.00%" fo:text-align="left" fo:margin-left="69.15pt" fo:text-indent="-5.40pt">
        <style:tab-stops>
          <style:tab-stop style:position="52.30pt"/>
          <style:tab-stop style:position="65723.85pt" style:leader-style="dotted"/>
        </style:tab-stops>
      </style:paragraph-properties>
    </style:style>
    <style:style style:name="P37" style:family="paragraph">
      <style:paragraph-properties fo:line-height="100.00%" fo:text-align="right"/>
    </style:style>
    <style:style style:name="P38" style:family="paragraph">
      <style:paragraph-properties fo:line-height="100.00%" fo:text-align="left"/>
    </style:style>
    <style:style style:name="P39" style:family="paragraph">
      <style:paragraph-properties fo:line-height="100.00%" fo:text-align="left" fo:margin-left="69.15pt" fo:text-indent="-5.40pt">
        <style:tab-stops>
          <style:tab-stop style:position="52.30pt"/>
          <style:tab-stop style:position="65723.85pt" style:leader-style="dotted"/>
        </style:tab-stops>
      </style:paragraph-properties>
    </style:style>
    <style:style style:name="P40" style:family="paragraph">
      <style:paragraph-properties fo:line-height="100.00%" fo:text-align="left" fo:margin-left="69.15pt" fo:text-indent="-5.40pt">
        <style:tab-stops>
          <style:tab-stop style:position="52.30pt"/>
          <style:tab-stop style:position="65723.85pt" style:leader-style="dotted"/>
        </style:tab-stops>
      </style:paragraph-properties>
    </style:style>
    <style:style style:name="P41" style:family="paragraph">
      <style:paragraph-properties fo:line-height="100.00%" fo:text-align="right"/>
    </style:style>
    <style:style style:name="P42" style:family="paragraph">
      <style:paragraph-properties fo:line-height="100.00%" fo:text-align="left"/>
    </style:style>
    <style:style style:name="P43" style:family="paragraph">
      <style:paragraph-properties fo:line-height="100.00%" fo:text-align="left" fo:margin-left="69.15pt" fo:text-indent="-5.40pt">
        <style:tab-stops>
          <style:tab-stop style:position="52.30pt"/>
          <style:tab-stop style:position="65723.85pt" style:leader-style="dotted"/>
        </style:tab-stops>
      </style:paragraph-properties>
    </style:style>
    <style:style style:name="P44" style:family="paragraph">
      <style:paragraph-properties fo:line-height="100.00%" fo:text-align="right"/>
    </style:style>
    <style:style style:name="P45" style:family="paragraph">
      <style:paragraph-properties fo:line-height="100.00%" fo:text-align="left"/>
    </style:style>
    <style:style style:name="P46" style:family="paragraph">
      <style:paragraph-properties fo:line-height="100.00%" fo:text-align="left" fo:margin-left="69.15pt" fo:text-indent="-5.40pt">
        <style:tab-stops>
          <style:tab-stop style:position="52.30pt"/>
          <style:tab-stop style:position="65723.85pt" style:leader-style="dotted"/>
        </style:tab-stops>
      </style:paragraph-properties>
    </style:style>
    <style:style style:name="P47" style:family="paragraph">
      <style:paragraph-properties fo:line-height="115.00%" fo:text-align="left"/>
    </style:style>
    <style:style style:name="P48" style:family="paragraph">
      <style:paragraph-properties fo:line-height="115.00%" fo:text-align="justify"/>
    </style:style>
    <style:style style:name="P49" style:family="paragraph">
      <style:paragraph-properties fo:line-height="115.00%" fo:text-align="right"/>
    </style:style>
    <style:style style:name="P50" style:family="paragraph">
      <style:paragraph-properties fo:line-height="100.00%" fo:text-align="left" fo:margin-left="69.15pt" fo:text-indent="-5.40pt">
        <style:tab-stops>
          <style:tab-stop style:position="303.60pt"/>
        </style:tab-stops>
      </style:paragraph-properties>
    </style:style>
    <style:style style:name="P51" style:family="paragraph">
      <style:paragraph-properties fo:line-height="100.00%" fo:text-align="left"/>
    </style:style>
    <style:style style:name="P52" style:family="paragraph">
      <style:paragraph-properties fo:line-height="100.00%" fo:text-align="left" fo:margin-left="69.15pt" fo:text-indent="-5.40pt">
        <style:tab-stops>
          <style:tab-stop style:position="303.60pt"/>
        </style:tab-stops>
      </style:paragraph-properties>
    </style:style>
    <style:style style:name="P53" style:family="paragraph">
      <style:paragraph-properties fo:line-height="100.00%" fo:text-align="left" fo:margin-left="69.15pt" fo:text-indent="-5.40pt">
        <style:tab-stops>
          <style:tab-stop style:position="303.60pt"/>
        </style:tab-stops>
      </style:paragraph-properties>
    </style:style>
    <style:style style:name="P54" style:family="paragraph">
      <style:paragraph-properties fo:line-height="100.00%" fo:text-align="left"/>
    </style:style>
    <style:style style:name="P55" style:family="paragraph">
      <style:paragraph-properties fo:line-height="100.00%" fo:text-align="left" fo:margin-left="69.15pt" fo:text-indent="-5.40pt">
        <style:tab-stops>
          <style:tab-stop style:position="303.60pt"/>
        </style:tab-stops>
      </style:paragraph-properties>
    </style:style>
    <style:style style:name="P56" style:family="paragraph">
      <style:paragraph-properties fo:line-height="100.00%" fo:text-align="left"/>
    </style:style>
    <style:style style:name="P57" style:family="paragraph">
      <style:paragraph-properties fo:line-height="100.00%" fo:text-align="left" fo:margin-left="69.15pt" fo:text-indent="-5.40pt">
        <style:tab-stops>
          <style:tab-stop style:position="303.60pt"/>
        </style:tab-stops>
      </style:paragraph-properties>
    </style:style>
    <style:style style:name="P58" style:family="paragraph">
      <style:paragraph-properties fo:line-height="100.00%" fo:text-align="left"/>
    </style:style>
    <style:style style:name="P59" style:family="paragraph">
      <style:paragraph-properties fo:line-height="100.00%" fo:text-align="left" fo:margin-left="69.15pt" fo:text-indent="-5.40pt">
        <style:tab-stops>
          <style:tab-stop style:position="303.60pt"/>
        </style:tab-stops>
      </style:paragraph-properties>
    </style:style>
    <style:style style:name="P60" style:family="paragraph">
      <style:paragraph-properties fo:line-height="100.00%" fo:text-align="left"/>
    </style:style>
    <style:style style:name="P61" style:family="paragraph">
      <style:paragraph-properties fo:line-height="100.00%" fo:text-align="left" fo:margin-left="69.15pt" fo:text-indent="-5.40pt">
        <style:tab-stops>
          <style:tab-stop style:position="303.60pt"/>
        </style:tab-stops>
      </style:paragraph-properties>
    </style:style>
    <style:style style:name="P62" style:family="paragraph">
      <style:paragraph-properties fo:line-height="100.00%" fo:text-align="left"/>
    </style:style>
    <style:style style:name="P63" style:family="paragraph">
      <style:paragraph-properties fo:line-height="100.00%" fo:text-align="left" fo:margin-left="69.15pt" fo:text-indent="-5.40pt">
        <style:tab-stops>
          <style:tab-stop style:position="303.60pt"/>
        </style:tab-stops>
      </style:paragraph-properties>
    </style:style>
    <style:style style:name="P64" style:family="paragraph">
      <style:paragraph-properties fo:line-height="115.00%" fo:text-align="left"/>
    </style:style>
    <style:style style:name="P65" style:family="paragraph">
      <style:paragraph-properties fo:line-height="115.00%" fo:text-align="justify"/>
    </style:style>
    <style:style style:name="P66" style:family="paragraph">
      <style:paragraph-properties fo:line-height="5.00%" fo:text-align="justify" fo:margin-top="12.00pt"/>
    </style:style>
    <style:style style:name="P67" style:family="paragraph">
      <style:paragraph-properties fo:line-height="115.00%" fo:text-align="justify"/>
    </style:style>
    <style:style style:name="TableColumn0100" style:family="table-column">
      <style:table-column-properties style:column-width="2.239583in"/>
    </style:style>
    <style:style style:name="TableColumn0101" style:family="table-column">
      <style:table-column-properties style:column-width="1.665972in"/>
    </style:style>
    <style:style style:name="Table01" style:family="table">
      <style:table-properties style:width="3.905556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13889in solid #cccccc" fo:border-left="0.013889in solid #cccccc" fo:border-right="0.013889in solid #cccccc" fo:border-bottom="0.013889in solid #cccccc" fo:padding-left="0.075000in" fo:padding-right="0.075000in" fo:vertical-align="top" fo:background-color="#ffffff"/>
    </style:style>
    <style:style style:name="TableCell010001" style:family="table-cell">
      <style:table-cell-properties fo:border-top="0.013889in solid #cccccc" fo:border-left="0.013889in solid #cccccc" fo:border-right="0.013889in solid #cccccc" fo:border-bottom="0.013889in solid #cccccc" fo:padding-left="0.075000in" fo:padding-right="0.075000in" fo:vertical-align="top" fo:background-color="#ffffff"/>
    </style:style>
    <style:style style:name="TableRow0101" style:family="table-row">
      <style:table-row-properties/>
    </style:style>
    <style:style style:name="TableCell010100" style:family="table-cell">
      <style:table-cell-properties fo:border-top="0.013889in solid #cccccc" fo:border-left="0.013889in solid #cccccc" fo:border-right="0.013889in solid #cccccc" fo:border-bottom="0.013889in solid #cccccc" fo:padding-left="0.075000in" fo:padding-right="0.075000in" fo:vertical-align="top" fo:background-color="#ffffff"/>
    </style:style>
    <style:style style:name="TableCell010101" style:family="table-cell">
      <style:table-cell-properties fo:border-top="0.013889in solid #cccccc" fo:border-left="0.013889in solid #cccccc" fo:border-right="0.013889in solid #cccccc" fo:border-bottom="0.013889in solid #cccccc" fo:padding-left="0.075000in" fo:padding-right="0.075000in" fo:vertical-align="top" fo:background-color="#ffffff"/>
    </style:style>
    <style:style style:name="TableColumn0200" style:family="table-column">
      <style:table-column-properties style:column-width="1.250000in"/>
    </style:style>
    <style:style style:name="TableColumn0201" style:family="table-column">
      <style:table-column-properties style:column-width="3.145139in"/>
    </style:style>
    <style:style style:name="Table02" style:family="table">
      <style:table-properties style:width="4.395139in" fo:margin-left="0.000000in" style:writing-mode="lr" table:align="left" style:may-break-between-rows="true"/>
    </style:style>
    <style:style style:name="TableRow0200" style:family="table-row">
      <style:table-row-properties/>
    </style:style>
    <style:style style:name="TableCell020000" style:family="table-cell">
      <style:table-cell-properties fo:border-top="0.013889in solid #cccccc" fo:border-left="0.013889in solid #cccccc" fo:border-right="0.013889in solid #cccccc" fo:border-bottom="0.013889in solid #cccccc" fo:padding-left="0.075000in" fo:padding-right="0.075000in" fo:vertical-align="top" fo:background-color="#ffffff"/>
    </style:style>
    <style:style style:name="TableCell020001" style:family="table-cell">
      <style:table-cell-properties fo:border-top="0.013889in solid #cccccc" fo:border-left="0.013889in solid #cccccc" fo:border-right="0.013889in solid #cccccc" fo:border-bottom="0.013889in solid #cccccc" fo:padding-left="0.075000in" fo:padding-right="0.075000in" fo:vertical-align="top" fo:background-color="#ffffff"/>
    </style:style>
    <style:style style:name="TableRow0201" style:family="table-row">
      <style:table-row-properties/>
    </style:style>
    <style:style style:name="TableCell020100" style:family="table-cell">
      <style:table-cell-properties fo:border-top="0.013889in solid #cccccc" fo:border-left="0.013889in solid #cccccc" fo:border-right="0.013889in solid #cccccc" fo:border-bottom="0.013889in solid #cccccc" fo:padding-left="0.075000in" fo:padding-right="0.075000in" fo:vertical-align="top" fo:background-color="#ffffff"/>
    </style:style>
    <style:style style:name="TableCell020101" style:family="table-cell">
      <style:table-cell-properties fo:border-top="0.013889in solid #cccccc" fo:border-left="0.013889in solid #cccccc" fo:border-right="0.013889in solid #cccccc" fo:border-bottom="0.013889in solid #cccccc" fo:padding-left="0.075000in" fo:padding-right="0.075000in" fo:vertical-align="top" fo:background-color="#ffffff"/>
    </style:style>
    <style:style style:name="TableRow0202" style:family="table-row">
      <style:table-row-properties/>
    </style:style>
    <style:style style:name="TableCell020200" style:family="table-cell">
      <style:table-cell-properties fo:border-top="0.013889in solid #cccccc" fo:border-left="0.013889in solid #cccccc" fo:border-right="0.013889in solid #cccccc" fo:border-bottom="0.013889in solid #cccccc" fo:padding-left="0.075000in" fo:padding-right="0.075000in" fo:vertical-align="top" fo:background-color="#ffffff"/>
    </style:style>
    <style:style style:name="TableCell020201" style:family="table-cell">
      <style:table-cell-properties fo:border-top="0.013889in solid #cccccc" fo:border-left="0.013889in solid #cccccc" fo:border-right="0.013889in solid #cccccc" fo:border-bottom="0.013889in solid #cccccc" fo:padding-left="0.075000in" fo:padding-right="0.075000in" fo:vertical-align="top" fo:background-color="#ffffff"/>
    </style:style>
    <style:style style:name="TableRow0203" style:family="table-row">
      <style:table-row-properties/>
    </style:style>
    <style:style style:name="TableCell020300" style:family="table-cell">
      <style:table-cell-properties fo:border-top="0.013889in solid #cccccc" fo:border-left="0.013889in solid #cccccc" fo:border-right="0.013889in solid #cccccc" fo:border-bottom="0.013889in solid #cccccc" fo:padding-left="0.075000in" fo:padding-right="0.075000in" fo:vertical-align="top" fo:background-color="#ffffff"/>
    </style:style>
    <style:style style:name="TableCell020301" style:family="table-cell">
      <style:table-cell-properties fo:border-top="0.013889in solid #cccccc" fo:border-left="0.013889in solid #cccccc" fo:border-right="0.013889in solid #cccccc" fo:border-bottom="0.013889in solid #cccccc" fo:padding-left="0.075000in" fo:padding-right="0.075000in" fo:vertical-align="top" fo:background-color="#ffffff"/>
    </style:style>
    <style:style style:name="TableRow0204" style:family="table-row">
      <style:table-row-properties/>
    </style:style>
    <style:style style:name="TableCell020400" style:family="table-cell">
      <style:table-cell-properties fo:border-top="0.013889in solid #cccccc" fo:border-left="0.013889in solid #cccccc" fo:border-right="0.013889in solid #cccccc" fo:border-bottom="0.013889in solid #cccccc" fo:padding-left="0.075000in" fo:padding-right="0.075000in" fo:vertical-align="top" fo:background-color="#ffffff"/>
    </style:style>
    <style:style style:name="TableCell020401" style:family="table-cell">
      <style:table-cell-properties fo:border-top="0.013889in solid #cccccc" fo:border-left="0.013889in solid #cccccc" fo:border-right="0.013889in solid #cccccc" fo:border-bottom="0.013889in solid #cccccc" fo:padding-left="0.075000in" fo:padding-right="0.075000in" fo:vertical-align="top" fo:background-color="#ffffff"/>
    </style:style>
    <style:style style:name="TableRow0205" style:family="table-row">
      <style:table-row-properties/>
    </style:style>
    <style:style style:name="TableCell020500" style:family="table-cell">
      <style:table-cell-properties fo:border-top="0.013889in solid #cccccc" fo:border-left="0.013889in solid #cccccc" fo:border-right="0.013889in solid #cccccc" fo:border-bottom="0.013889in solid #cccccc" fo:padding-left="0.075000in" fo:padding-right="0.075000in" fo:vertical-align="top" fo:background-color="#ffffff"/>
    </style:style>
    <style:style style:name="TableCell020501" style:family="table-cell">
      <style:table-cell-properties fo:border-top="0.013889in solid #cccccc" fo:border-left="0.013889in solid #cccccc" fo:border-right="0.013889in solid #cccccc" fo:border-bottom="0.013889in solid #cccccc" fo:padding-left="0.075000in" fo:padding-right="0.075000in" fo:vertical-align="top" fo:background-color="#ffffff"/>
    </style:style>
    <style:style style:name="TableColumn0300" style:family="table-column">
      <style:table-column-properties style:column-width="1.686806in"/>
    </style:style>
    <style:style style:name="TableColumn0301" style:family="table-column">
      <style:table-column-properties style:column-width="2.083333in"/>
    </style:style>
    <style:style style:name="Table03" style:family="table">
      <style:table-properties style:width="3.770139in" fo:margin-left="0.000000in" style:writing-mode="lr" table:align="left" style:may-break-between-rows="true"/>
    </style:style>
    <style:style style:name="TableRow0300" style:family="table-row">
      <style:table-row-properties/>
    </style:style>
    <style:style style:name="TableCell030000" style:family="table-cell">
      <style:table-cell-properties fo:border-top="0.013889in solid #cccccc" fo:border-left="0.013889in solid #cccccc" fo:border-right="0.013889in solid #cccccc" fo:border-bottom="0.013889in solid #cccccc" fo:padding-left="0.075000in" fo:padding-right="0.075000in" fo:vertical-align="top" fo:background-color="#ffffff"/>
    </style:style>
    <style:style style:name="TableCell030001" style:family="table-cell">
      <style:table-cell-properties fo:border-top="0.013889in solid #cccccc" fo:border-left="0.013889in solid #cccccc" fo:border-right="0.013889in solid #cccccc" fo:border-bottom="0.013889in solid #cccccc" fo:padding-left="0.075000in" fo:padding-right="0.075000in" fo:vertical-align="top" fo:background-color="#ffffff"/>
    </style:style>
    <style:style style:name="TableRow0301" style:family="table-row">
      <style:table-row-properties/>
    </style:style>
    <style:style style:name="TableCell030100" style:family="table-cell">
      <style:table-cell-properties fo:border-top="0.013889in solid #cccccc" fo:border-left="0.013889in solid #cccccc" fo:border-right="0.013889in solid #cccccc" fo:border-bottom="0.013889in solid #cccccc" fo:padding-left="0.075000in" fo:padding-right="0.075000in" fo:vertical-align="top" fo:background-color="#ffffff"/>
    </style:style>
    <style:style style:name="TableCell030101" style:family="table-cell">
      <style:table-cell-properties fo:border-top="0.013889in solid #cccccc" fo:border-left="0.013889in solid #cccccc" fo:border-right="0.013889in solid #cccccc" fo:border-bottom="0.013889in solid #cccccc" fo:padding-left="0.075000in" fo:padding-right="0.075000in" fo:vertical-align="top" fo:background-color="#ffffff"/>
    </style:style>
    <style:style style:name="TableRow0302" style:family="table-row">
      <style:table-row-properties/>
    </style:style>
    <style:style style:name="TableCell030200" style:family="table-cell">
      <style:table-cell-properties fo:border-top="0.013889in solid #cccccc" fo:border-left="0.013889in solid #cccccc" fo:border-right="0.013889in solid #cccccc" fo:border-bottom="0.013889in solid #cccccc" fo:padding-left="0.075000in" fo:padding-right="0.075000in" fo:vertical-align="top" fo:background-color="#ffffff"/>
    </style:style>
    <style:style style:name="TableCell030201" style:family="table-cell">
      <style:table-cell-properties fo:border-top="0.013889in solid #cccccc" fo:border-left="0.013889in solid #cccccc" fo:border-right="0.013889in solid #cccccc" fo:border-bottom="0.013889in solid #cccccc" fo:padding-left="0.075000in" fo:padding-right="0.075000in" fo:vertical-align="top" fo:background-color="#ffffff"/>
    </style:style>
    <style:style style:name="TableColumn0400" style:family="table-column">
      <style:table-column-properties style:column-width="5.177083in"/>
    </style:style>
    <style:style style:name="Table04" style:family="table">
      <style:table-properties style:width="5.177083in" fo:margin-left="0.000000in" style:writing-mode="lr" table:align="left" style:may-break-between-rows="true"/>
    </style:style>
    <style:style style:name="TableRow0400" style:family="table-row">
      <style:table-row-properties/>
    </style:style>
    <style:style style:name="TableCell040000" style:family="table-cell">
      <style:table-cell-properties fo:border-top="0.013889in solid #cccccc" fo:border-left="0.013889in solid #cccccc" fo:border-right="0.013889in solid #cccccc" fo:border-bottom="0.013889in solid #cccccc" fo:padding-left="0.075000in" fo:padding-right="0.075000in" fo:vertical-align="top" fo:background-color="#ffffff"/>
    </style:style>
    <style:style style:name="TableRow0401" style:family="table-row">
      <style:table-row-properties/>
    </style:style>
    <style:style style:name="TableCell040100" style:family="table-cell">
      <style:table-cell-properties fo:border-top="0.013889in solid #cccccc" fo:border-left="0.013889in solid #cccccc" fo:border-right="0.013889in solid #cccccc" fo:border-bottom="0.013889in solid #cccccc" fo:padding-left="0.075000in" fo:padding-right="0.075000in" fo:vertical-align="top" fo:background-color="#ffffff"/>
    </style:style>
    <style:style style:name="TableRow0402" style:family="table-row">
      <style:table-row-properties/>
    </style:style>
    <style:style style:name="TableCell040200" style:family="table-cell">
      <style:table-cell-properties fo:border-top="0.013889in solid #cccccc" fo:border-left="0.013889in solid #cccccc" fo:border-right="0.013889in solid #cccccc" fo:border-bottom="0.013889in solid #cccccc" fo:padding-left="0.075000in" fo:padding-right="0.075000in" fo:vertical-align="top" fo:background-color="#ffffff"/>
    </style:style>
    <style:style style:name="TableRow0403" style:family="table-row">
      <style:table-row-properties/>
    </style:style>
    <style:style style:name="TableCell040300" style:family="table-cell">
      <style:table-cell-properties fo:border-top="0.013889in solid #cccccc" fo:border-left="0.013889in solid #cccccc" fo:border-right="0.013889in solid #cccccc" fo:border-bottom="0.013889in solid #cccccc" fo:padding-left="0.075000in" fo:padding-right="0.075000in" fo:vertical-align="top" fo:background-color="#ffffff"/>
    </style:style>
    <style:style style:name="TableRow0404" style:family="table-row">
      <style:table-row-properties/>
    </style:style>
    <style:style style:name="TableCell040400" style:family="table-cell">
      <style:table-cell-properties fo:border-top="0.013889in solid #cccccc" fo:border-left="0.013889in solid #cccccc" fo:border-right="0.013889in solid #cccccc" fo:border-bottom="0.013889in solid #cccccc" fo:padding-left="0.075000in" fo:padding-right="0.075000in" fo:vertical-align="top" fo:background-color="#ffffff"/>
    </style:style>
    <style:style style:name="TableRow0405" style:family="table-row">
      <style:table-row-properties/>
    </style:style>
    <style:style style:name="TableCell040500" style:family="table-cell">
      <style:table-cell-properties fo:border-top="0.013889in solid #cccccc" fo:border-left="0.013889in solid #cccccc" fo:border-right="0.013889in solid #cccccc" fo:border-bottom="0.013889in solid #cccccc" fo:padding-left="0.075000in" fo:padding-right="0.075000in" fo:vertical-align="top" fo:background-color="#ffffff"/>
    </style:style>
  </office:automatic-styles>
  <office:body>
    <office:text>
      <text:p text:style-name="P1"><text:span text:style-name="T1">Acta de Constitución de<text:s/></text:span><text:span text:style-name="T2">Grupo</text:span></text:p>
      <text:p text:style-name="P2"><text:span text:style-name="T3">Los abajo firmantes acordamos constituir el siguiente grupo para trabajar y desarrollar el proyecto de la asignatura Ingeniería del Software. A continuación indicamos el nombre del grupo junto con el desdoble de laboratorio en el que vamos a realizar el trabajo. Hemos sabido de antemano que si todos los integrantes del grupo no vamos a poder acudir al mismo desdoble, entonces no se va a aceptar la propuesta de constitución de este grupo de trabajo.</text:span></text:p>
      <text:p text:style-name="P3"><text:span text:style-name="T4"/></text:p>
      <table:table table:style-name="Table01">
        <table:table-column table:style-name="TableColumn0100"/>
        <table:table-column table:style-name="TableColumn0101"/>
        <table:table-row table:style-name="TableRow0100">
          <table:table-cell table:style-name="TableCell010000">
            <text:p text:style-name="P5"><text:span text:style-name="T5">Nombre del Grupo</text:span><text:span text:style-name="T6"/></text:p>
          </table:table-cell>
          <table:table-cell table:style-name="TableCell010001">
            <text:p text:style-name="P6"><text:span text:style-name="T6">BOOMBers</text:span></text:p>
          </table:table-cell>
        </table:table-row>
        <table:table-row table:style-name="TableRow0101">
          <table:table-cell table:style-name="TableCell010100">
            <text:p text:style-name="P9"><text:span text:style-name="T7">Desdoble (día de la semana)</text:span><text:span text:style-name="T8"/></text:p>
          </table:table-cell>
          <table:table-cell table:style-name="TableCell010101">
            <text:p text:style-name="P10"><text:span text:style-name="T8">Miércoles</text:span></text:p>
          </table:table-cell>
        </table:table-row>
      </table:table>
      <text:p text:style-name="P12"><text:span text:style-name="T8"/></text:p>
      <text:p text:style-name="P12"><text:span text:style-name="T8"/></text:p>
      <text:p text:style-name="P12"><text:span text:style-name="T8"/></text:p>
      <text:p text:style-name="P13"><text:span text:style-name="T8"/></text:p>
      <text:p text:style-name="P13"><text:span text:style-name="T9">A continuación se indican los nombres y apellidos de los integrantes del grupo. Hemos sabido de antemano que: el grupo debe estar constituido por 5 personas (excepto en aquellos casos en los que el profesor haya dado su consentimiento previamente); que ninguno de nosotros puede estar inscrito en ningún otro grupo; y que si algún integrante abandona el grupo, entonces es responsabilidad del resto de componentes asumir las tareas que correspondan.</text:span></text:p>
      <text:p text:style-name="P14"><text:span text:style-name="T10"/></text:p>
      <table:table table:style-name="Table02">
        <table:table-column table:style-name="TableColumn0200"/>
        <table:table-column table:style-name="TableColumn0201"/>
        <table:table-row table:style-name="TableRow0200">
          <table:table-cell table:style-name="TableCell020000">
            <text:p text:style-name="P16"><text:span text:style-name="T10"/></text:p>
          </table:table-cell>
          <table:table-cell table:style-name="TableCell020001">
            <text:p text:style-name="P16"><text:span text:style-name="T11">Nombre y Apellidos</text:span><text:span text:style-name="T12"/></text:p>
          </table:table-cell>
        </table:table-row>
        <table:table-row table:style-name="TableRow0201">
          <table:table-cell table:style-name="TableCell020100">
            <text:p text:style-name="P19"><text:span text:style-name="T13">Integrante 1</text:span><text:span text:style-name="T14"/></text:p>
          </table:table-cell>
          <table:table-cell table:style-name="TableCell020101">
            <text:p text:style-name="P20"><text:span text:style-name="T14">Mario Echavarri</text:span></text:p>
          </table:table-cell>
        </table:table-row>
        <table:table-row table:style-name="TableRow0202">
          <table:table-cell table:style-name="TableCell020200">
            <text:p text:style-name="P22"><text:span text:style-name="T15">Integrante 2</text:span><text:span text:style-name="T16"/></text:p>
          </table:table-cell>
          <table:table-cell table:style-name="TableCell020201">
            <text:p text:style-name="P23"><text:span text:style-name="T16">Paula Tapias</text:span></text:p>
          </table:table-cell>
        </table:table-row>
        <table:table-row table:style-name="TableRow0203">
          <table:table-cell table:style-name="TableCell020300">
            <text:p text:style-name="P25"><text:span text:style-name="T17">Integrante 3</text:span><text:span text:style-name="T18"/></text:p>
          </table:table-cell>
          <table:table-cell table:style-name="TableCell020301">
            <text:p text:style-name="P26"><text:span text:style-name="T18">Eneko Uresandi</text:span></text:p>
          </table:table-cell>
        </table:table-row>
        <table:table-row table:style-name="TableRow0204">
          <table:table-cell table:style-name="TableCell020400">
            <text:p text:style-name="P28"><text:span text:style-name="T19">Integrante 4</text:span><text:span text:style-name="T20"/></text:p>
          </table:table-cell>
          <table:table-cell table:style-name="TableCell020401">
            <text:p text:style-name="P29"><text:span text:style-name="T20">Aitzol Rivera</text:span></text:p>
          </table:table-cell>
        </table:table-row>
        <table:table-row table:style-name="TableRow0205">
          <table:table-cell table:style-name="TableCell020500">
            <text:p text:style-name="P31"><text:span text:style-name="T21">Integrante 5</text:span><text:span text:style-name="T22"/></text:p>
          </table:table-cell>
          <table:table-cell table:style-name="TableCell020501">
            <text:p text:style-name="P32"><text:span text:style-name="T22">Alvaro Blasco</text:span></text:p>
          </table:table-cell>
        </table:table-row>
      </table:table>
      <text:p text:style-name="P34"><text:span text:style-name="T22"/></text:p>
      <text:p text:style-name="P34"><text:span text:style-name="T22"/></text:p>
      <text:p text:style-name="P34"><text:span text:style-name="T22"/></text:p>
      <text:p text:style-name="P34"><text:span text:style-name="T22"/></text:p>
      <text:p text:style-name="P34"><text:span text:style-name="T22"/></text:p>
      <text:p text:style-name="P34"><text:span text:style-name="T22"/></text:p>
      <text:p text:style-name="P34"><text:span text:style-name="T22"/></text:p>
      <text:p text:style-name="P34"><text:span text:style-name="T22"/></text:p>
      <text:p text:style-name="P34"><text:span text:style-name="T22"/></text:p>
      <text:p text:style-name="P34"><text:span text:style-name="T22"/></text:p>
      <text:p text:style-name="P34"><text:span text:style-name="T22"/></text:p>
      <text:p text:style-name="P34"><text:span text:style-name="T22"/></text:p>
      <text:p text:style-name="P34"><text:span text:style-name="T23">A continuación indicamos qué horas no lectivas hemos establecido para que<text:s/></text:span><text:span text:style-name="T24">todos</text:span><text:span text:style-name="T25"><text:s/>los componentes del grupo podamos trabajar en el proyecto:</text:span></text:p>
      <text:p text:style-name="P35"><text:span text:style-name="T26"/></text:p>
      <table:table table:style-name="Table03">
        <table:table-column table:style-name="TableColumn0300"/>
        <table:table-column table:style-name="TableColumn0301"/>
        <table:table-row table:style-name="TableRow0300">
          <table:table-cell table:style-name="TableCell030000">
            <text:p text:style-name="P37"><text:span text:style-name="T27">Día y franja horaria 1</text:span><text:span text:style-name="T28"/></text:p>
          </table:table-cell>
          <table:table-cell table:style-name="TableCell030001">
            <text:p text:style-name="P38"><text:span text:style-name="T28">Jueves 10:00 - 11:30</text:span></text:p>
          </table:table-cell>
        </table:table-row>
        <table:table-row table:style-name="TableRow0301">
          <table:table-cell table:style-name="TableCell030100">
            <text:p text:style-name="P41"><text:span text:style-name="T29">Día y franja horaria 2</text:span><text:span text:style-name="T30"/></text:p>
          </table:table-cell>
          <table:table-cell table:style-name="TableCell030101">
            <text:p text:style-name="P42"><text:span text:style-name="T30">Sábado 12:00 -14:00</text:span></text:p>
          </table:table-cell>
        </table:table-row>
        <table:table-row table:style-name="TableRow0302">
          <table:table-cell table:style-name="TableCell030200">
            <text:p text:style-name="P44"><text:span text:style-name="T31">Día y franja horaria 3</text:span><text:span text:style-name="T32"/></text:p>
          </table:table-cell>
          <table:table-cell table:style-name="TableCell030201">
            <text:p text:style-name="P45"><text:span text:style-name="T32">Sábado 18:30 - 20:00</text:span></text:p>
          </table:table-cell>
        </table:table-row>
      </table:table>
      <text:p text:style-name="P47"><text:span text:style-name="T32"/></text:p>
      <text:p text:style-name="P47"><text:span text:style-name="T32"/></text:p>
      <text:p text:style-name="P47"><text:span text:style-name="T32"/></text:p>
      <text:p text:style-name="P47"><text:span text:style-name="T32"/></text:p>
      <text:p text:style-name="P47"><text:span text:style-name="T32"/></text:p>
      <text:p text:style-name="P47"><text:span text:style-name="T32"/></text:p>
      <text:p text:style-name="P47"><text:span text:style-name="T32"/></text:p>
      <text:p text:style-name="P48"><text:span text:style-name="T33">Por último, en este listado incluimos el listado de reglas que se van a aplicar en relación a los deberes y obligaciones de cada uno de los componentes del grupo. Cuanto más detallado sea el reglamento de funcionamiento interno del grupo, más fácil será reaccionar ante posibles contratiempos en el futuro.</text:span></text:p>
      <text:p text:style-name="P48"><text:span text:style-name="T34"/></text:p>
      <text:p text:style-name="P49"><text:span text:style-name="T34"/></text:p>
      <table:table table:style-name="Table04">
        <table:table-column table:style-name="TableColumn0400"/>
        <table:table-row table:style-name="TableRow0400">
          <table:table-cell table:style-name="TableCell040000">
            <text:p text:style-name="P51"><text:span text:style-name="T34">1. Se felicitará en publico y se critcará en privado.</text:span></text:p>
          </table:table-cell>
        </table:table-row>
        <table:table-row table:style-name="TableRow0401">
          <table:table-cell table:style-name="TableCell040100">
            <text:p text:style-name="P54"><text:span text:style-name="T34">2. Cada una tendrá unas funciones asignadas y tendrá que cumplir con lo que se ha establecido.</text:span></text:p>
          </table:table-cell>
        </table:table-row>
        <table:table-row table:style-name="TableRow0402">
          <table:table-cell table:style-name="TableCell040200">
            <text:p text:style-name="P56"><text:span text:style-name="T34">3. Asistir a las reuniones en la medida de lo posible.</text:span></text:p>
          </table:table-cell>
        </table:table-row>
        <table:table-row table:style-name="TableRow0403">
          <table:table-cell table:style-name="TableCell040300">
            <text:p text:style-name="P58"><text:span text:style-name="T34">4. Participación activa</text:span></text:p>
          </table:table-cell>
        </table:table-row>
        <table:table-row table:style-name="TableRow0404">
          <table:table-cell table:style-name="TableCell040400">
            <text:p text:style-name="P60"><text:span text:style-name="T34">5. En caso de incumplir alguna de las reglas de manera repetitiva, reunión del grupo para considerar la expulsión del infractor.</text:span></text:p>
          </table:table-cell>
        </table:table-row>
        <table:table-row table:style-name="TableRow0405">
          <table:table-cell table:style-name="TableCell040500">
            <text:p text:style-name="P62"><text:span text:style-name="T35">….</text:span><text:span text:style-name="T36"/></text:p>
          </table:table-cell>
        </table:table-row>
      </table:table>
      <text:p text:style-name="P64"><text:span text:style-name="T36"/></text:p>
      <text:p text:style-name="P65"><text:span text:style-name="T36"/></text:p>
      <text:p text:style-name="P65"><text:span text:style-name="T36"/></text:p>
      <text:p text:style-name="P65"><text:span text:style-name="T36"/></text:p>
      <text:p text:style-name="P65"><text:span text:style-name="T36"/></text:p>
      <text:p text:style-name="P65"><text:span text:style-name="T36"/></text:p>
      <text:p text:style-name="P65"><text:span text:style-name="T36"/></text:p>
      <text:p text:style-name="P65"><text:span text:style-name="T36"/></text:p>
      <text:p text:style-name="P65"><text:span text:style-name="T36"/></text:p>
      <text:p text:style-name="P65"><text:span text:style-name="T36"/></text:p>
      <text:p text:style-name="P65"><text:span text:style-name="T36"/></text:p>
      <text:p text:style-name="P65"><text:span text:style-name="T36"/></text:p>
      <text:p text:style-name="P65"><text:span text:style-name="T36"/></text:p>
      <text:p text:style-name="P65"><text:span text:style-name="T36"/></text:p>
      <text:p text:style-name="P65"><text:span text:style-name="T36"/></text:p>
      <text:p text:style-name="P65"><text:span text:style-name="T36"/></text:p>
      <text:p text:style-name="P65"><text:span text:style-name="T36"/></text:p>
      <text:p text:style-name="P65"><text:span text:style-name="T36"/></text:p>
      <text:p text:style-name="P65"><text:span text:style-name="T36"/></text:p>
      <text:p text:style-name="P65"><text:span text:style-name="T36"/></text:p>
      <text:p text:style-name="P65"><text:span text:style-name="T36"/></text:p>
      <text:p text:style-name="P65"><text:span text:style-name="T36"/></text:p>
      <text:p text:style-name="P65"><text:span text:style-name="T36"/></text:p>
      <text:p text:style-name="P65"><text:span text:style-name="T36"/></text:p>
      <text:p text:style-name="P65"><text:span text:style-name="T36"/></text:p>
      <text:p text:style-name="P66"><text:span text:style-name="T37">Y para que conste, así lo firmamos, en Bilbao a 19 de febrero de 2025.</text:span></text:p>
      <text:p text:style-name="P67"><text:span text:style-name="T38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